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text:list-style style:name="L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5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6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7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8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23899838" text:style-name="L1">
        <text:list-item>
          <text:p text:style-name="P1"><text:span text:style-name="Strong_20_Emphasis">Dragon Taming Ceremony</text:span>: In a kingdom known for its mastery of magic, a significant political event could be a dragon taming ceremony. The kingdom has discovered a powerful dragon living in a nearby lair and seeks to bind it to the crown. The event involves elaborate rituals, ancient spells, and the risk of the dragon turning against its captors. The successful taming would grant the kingdom immense military and magical power, but failure could be catastrophic.</text:p>
        </text:list-item>
        <text:list-item>
          <text:p text:style-name="P1"><text:span text:style-name="Strong_20_Emphasis">Trade Summit of Magical Artefacts</text:span>: The kingdom hosts a trade summit where merchants, collectors, and scholars from all over the realm gather to exchange magical artifacts and knowledge. The summit's political significance lies in the negotiations over the most coveted artifacts, including control, trade agreements, and alliances forged through shared interests in the magical realm. These artifacts might grant the kingdom unique advantages or provoke the envy and intrigue of neighboring powers.</text:p>
        </text:list-item>
        <text:list-item>
          <text:p text:style-name="P1"><text:span text:style-name="Strong_20_Emphasis">Council of Magical Guilds</text:span>: The kingdom's powerful magical guilds hold a council to discuss issues related to their use of magic. This event involves debates over magical regulation, access to forbidden spells, and disputes over monopolies on rare magical resources. The outcome of the council can shape the kingdom's approach to magic and the political influence of the various guilds.</text:p>
        </text:list-item>
        <text:list-item>
          <text:p text:style-name="P1"><text:span text:style-name="Strong_20_Emphasis">Trial of a Powerful Witch</text:span>: A renowned witch is put on trial for her use of dark magic, sparking debates about the boundaries of magic in the kingdom. The trial involves courtroom drama, political maneuvering, and accusations of heresy. The verdict has the potential to reshape the kingdom's relationship with magic and its practitioners, either leading to a more liberal magical policy or a more stringent crackdown on sorcery.</text:p>
        </text:list-item>
        <text:list-item>
          <text:p text:style-name="P1"><text:span text:style-name="Strong_20_Emphasis">Great Tournament of Houses</text:span>: To display its political might and unity, the kingdom hosts a grand tournament where noble houses compete in a series of contests, including jousting, archery, and spellcasting. The tournament not only showcases the martial and magical prowess of the nobility but also serves as a subtle power play, with the winning house gaining political influence at court. The event may even culminate in a major political marriage or alliance between noble houses.</text:p>
        </text:list-item>
      </text:list>
      <text:list xml:id="list90212557" text:style-name="L2">
        <text:list-item>
          <text:p text:style-name="P2"><text:span text:style-name="Strong_20_Emphasis">Monster Hunter's Pact</text:span>: The kingdom faces a growing threat from marauding monsters in its wilderness. In response, the monarchy forms a pact with renowned monster hunters, promising land grants, titles, and royal support in exchange for their services. The event involves negotiations, the establishment of a special order of monster hunters, and a grand ceremony to formalize the pact. It's a demonstration of the kingdom's commitment to defending its lands and citizens.</text:p>
        </text:list-item>
        <text:list-item>
          <text:p text:style-name="P2"><text:span text:style-name="Strong_20_Emphasis">Enchanted Artifact Theft</text:span>: A powerful magical artifact, long held in the kingdom's treasury, is stolen by a cunning and secretive thief. The event initiates a political crisis, as the kingdom's leaders scramble to recover the artifact before it falls into the wrong hands. The search for the thief and the artifact may take the kingdom's agents to distant lands and into the midst of a complex web of intrigue.</text:p>
        </text:list-item>
        <text:list-item>
          <text:p text:style-name="P2"><text:soft-page-break/><text:span text:style-name="Strong_20_Emphasis">Council of Magical Creatures</text:span>: The kingdom hosts a council that gathers representatives from various magical creatures and beings inhabiting its realm, including elves, dwarves, fae, and spirits. The event serves to negotiate peaceful coexistence, trade agreements, and the sharing of magical knowledge between the different species. The kingdom's role as a mediator in these discussions can significantly bolster its diplomatic standing and may lead to alliances with powerful supernatural entities.</text:p>
        </text:list-item>
        <text:list-item>
          <text:p text:style-name="P2"><text:span text:style-name="Strong_20_Emphasis">Witch Trials and Inquisitions</text:span>: A wave of paranoia about witchcraft sweeps through the kingdom, leading to a series of trials and inquisitions. Accusations of sorcery and dark magic become a politically charged issue, as the ruling authority seeks to eliminate perceived threats while also managing public unrest. The trials can lead to severe consequences for those accused, impacting the kingdom's stance on magic and its governance.</text:p>
        </text:list-item>
        <text:list-item>
          <text:p text:style-name="P2"><text:span text:style-name="Strong_20_Emphasis">Wizard's Duel for High Office</text:span>: In a kingdom where magic plays a significant role in politics, a high office or position of great influence becomes vacant. Instead of traditional elections or appointments, candidates must engage in a public and highly magical duel to prove their worthiness. The event combines political intrigue, powerful spellcasting, and alliances among various magical factions as they vie for control of the vacant position.</text:p>
        </text:list-item>
      </text:list>
      <text:list xml:id="list4102978219" text:style-name="L3">
        <text:list-item>
          <text:p text:style-name="P3"><text:span text:style-name="Strong_20_Emphasis">Inter-Kingdom Marriage Alliance</text:span>: Two powerful noble houses from neighboring kingdoms arrange a marriage alliance between their heirs to strengthen their political ties. The union can bring about shared interests, territorial agreements, and mutual defense pacts. However, the success of the marriage and the political alliance hinges on the compatibility of the betrothed heirs and the ability to maintain unity between the two houses.</text:p>
        </text:list-item>
        <text:list-item>
          <text:p text:style-name="P3"><text:span text:style-name="Strong_20_Emphasis">Territorial Dispute Mediation</text:span>: Neighboring noble houses engage in diplomatic negotiations to resolve a long-standing territorial dispute. This event involves mediators from both kingdoms, discussions over border demarcations, and potential compromises. Successful resolution can lead to a lasting peace and cooperative trade agreements, while failure might result in an escalation of hostilities.</text:p>
        </text:list-item>
        <text:list-item>
          <text:p text:style-name="P3"><text:span text:style-name="Strong_20_Emphasis">Hostage Exchange and Diplomacy</text:span>: In a bid to maintain a fragile peace, two rival noble houses exchange hostages as a gesture of goodwill and trust. The event involves a carefully orchestrated exchange, where members of the houses are sent to live with their rivals. Their well-being and treatment become central diplomatic issues, and the kingdom's leaders must ensure their safety while navigating the precarious situation.</text:p>
        </text:list-item>
        <text:list-item>
          <text:p text:style-name="P3"><text:span text:style-name="Strong_20_Emphasis">Joint Crusade or Expedition</text:span>: Noble houses from neighboring kingdoms form a coalition to embark on a joint crusade or expedition. The event involves complex negotiations regarding the leadership of the campaign, the distribution of spoils, and the division of captured territories. This cooperative effort can result in new alliances, shared prestige, and increased influence for the participating houses.</text:p>
        </text:list-item>
        <text:list-item>
          <text:p text:style-name="P3"><text:span text:style-name="Strong_20_Emphasis">Trade Dispute Arbitration</text:span>: Noble houses from different kingdoms engage in arbitration over a contentious trade dispute. The event involves impartial mediators and legal proceedings to settle issues related to tariffs, trade routes, or monopolies. Successful arbitration can lead to amicable <text:soft-page-break/>trade relations and economic prosperity, while failure may result in economic sanctions or even conflict.</text:p>
        </text:list-item>
      </text:list>
      <text:list xml:id="list1867313509" text:style-name="L4">
        <text:list-item>
          <text:p text:style-name="P4"><text:span text:style-name="Strong_20_Emphasis">Foreign Diplomatic Marriage</text:span>: The ruler arranges a strategic marriage between a member of their royal family and a foreign noble from a powerful neighboring kingdom. This event not only solidifies alliances but also provides the ruler with a close advisor who understands the nuances of foreign politics. The new spouse's influence can enhance the ruler's decision-making and diplomatic abilities.</text:p>
        </text:list-item>
        <text:list-item>
          <text:p text:style-name="P4"><text:span text:style-name="Strong_20_Emphasis">Economic Summit and Trade Negotiations</text:span>: The ruler convenes a grand economic summit, inviting merchants, traders, and dignitaries from various regions. Through negotiations, trade agreements, and economic policy discussions, the ruler gains insights into the economic intricacies of the kingdom and neighboring lands. This event enhances the ruler's financial acumen and fosters economic prosperity.</text:p>
        </text:list-item>
        <text:list-item>
          <text:p text:style-name="P4"><text:span text:style-name="Strong_20_Emphasis">Treaty Revision and Diplomatic Masterstroke</text:span>: The ruler oversees the revision of a long-standing treaty with a neighboring kingdom. By skillfully negotiating new terms that favor their own kingdom, the ruler achieves a diplomatic masterstroke. This event not only boosts the ruler's reputation as a shrewd diplomat but also strengthens the kingdom's position in regional politics.</text:p>
        </text:list-item>
        <text:list-item>
          <text:p text:style-name="P4"><text:span text:style-name="Strong_20_Emphasis">Intrigues at the Court of Spies</text:span>: The ruler's court hosts a gathering of spies and informants from across the kingdom. The event serves as a platform to share intelligence, uncover conspiracies, and eliminate potential threats. By navigating the web of intrigue and espionage, the ruler hones their political acumen, safeguarding the kingdom's secrets and interests.</text:p>
        </text:list-item>
        <text:list-item>
          <text:p text:style-name="P4"><text:span text:style-name="Strong_20_Emphasis">Peaceful Annexation through Subterfuge</text:span>: The ruler engineers the peaceful annexation of a neighboring region through a combination of subterfuge, covert alliances, and strategic diplomacy. This event showcases the ruler's political cunning and ability to expand the kingdom's territory without resorting to overt conflict. It also demonstrates a keen understanding of power dynamics in the medieval fantasy world.</text:p>
        </text:list-item>
      </text:list>
      <text:list xml:id="list1317703140" text:style-name="L5">
        <text:list-item>
          <text:p text:style-name="P5"><text:span text:style-name="Strong_20_Emphasis">Estate Auction for Charity</text:span>: A noble house organizes an estate auction to raise funds for charitable causes. This event serves both as a display of opulence and as a demonstration of the nobility's commitment to the welfare of the kingdom's less fortunate citizens.</text:p>
        </text:list-item>
        <text:list-item>
          <text:p text:style-name="P5"><text:span text:style-name="Strong_20_Emphasis">Friendly Rivalry in Agricultural Fair</text:span>: Two influential noble families engage in friendly competition in an agricultural fair. They vie for titles like "Best Crop" and "Finest Livestock" to showcase their agricultural prowess while fostering camaraderie among the master class.</text:p>
        </text:list-item>
        <text:list-item>
          <text:p text:style-name="P5"><text:span text:style-name="Strong_20_Emphasis">Artistic Patronage Competition</text:span>: Several noble houses compete to sponsor and support the most promising artists, musicians, and craftsmen. The event highlights their cultural patronage, with the winner gaining prestige and the artist's talents benefiting the entire kingdom.</text:p>
        </text:list-item>
        <text:list-item>
          <text:p text:style-name="P5"><text:span text:style-name="Strong_20_Emphasis">Literary Salon and Debates</text:span>: An influential aristocrat hosts a literary salon, where noble scholars and writers gather to discuss philosophy, poetry, and art. These debates not only <text:soft-page-break/>stimulate intellectual discourse but also help the ruling class refine their worldviews and inspire political ideas.</text:p>
        </text:list-item>
        <text:list-item>
          <text:p text:style-name="P5"><text:span text:style-name="Strong_20_Emphasis">Garden Party for Environmental Conservation</text:span>: A noble host opens their exquisite garden for a grand party dedicated to environmental conservation. Discussions revolve around preserving natural beauty and the responsibility of the master class to safeguard the kingdom's natural resources.</text:p>
        </text:list-item>
        <text:list-item>
          <text:p text:style-name="P5"><text:span text:style-name="Strong_20_Emphasis">Educational Symposium for Heirs</text:span>: A coalition of noble houses organizes an educational symposium for young heirs, offering instruction in leadership, governance, and ethics. The event reinforces the importance of benevolent rulership and cooperative leadership within the upper echelons of society.</text:p>
        </text:list-item>
        <text:list-item>
          <text:p text:style-name="P5"><text:span text:style-name="Strong_20_Emphasis">Peaceful Resolution of Art Dispute</text:span>: Two noble families peacefully resolve a dispute over ownership of a renowned painting by commissioning a replica to be displayed in both of their estates. The event showcases diplomatic skills and a commitment to preserving cultural heritage.</text:p>
        </text:list-item>
        <text:list-item>
          <text:p text:style-name="P5"><text:span text:style-name="Strong_20_Emphasis">Philanthropic Endeavor for Orphanages</text:span>: A group of influential nobles collaborates to fund and oversee the construction of orphanages throughout the kingdom. The project demonstrates their commitment to the welfare of orphaned children and reinforces the importance of community and social responsibility.</text:p>
        </text:list-item>
        <text:list-item>
          <text:p text:style-name="P5"><text:span text:style-name="Strong_20_Emphasis">Science and Invention Exhibition</text:span>: Noble houses compete to sponsor and host an exhibition of scientific discoveries and inventions. The event encourages innovation and technological progress while fostering a culture of intellectual curiosity.</text:p>
        </text:list-item>
        <text:list-item>
          <text:p text:style-name="P5"><text:span text:style-name="Strong_20_Emphasis">Annual Charity Ball for Education</text:span>: A prominent noble family hosts an annual charity ball dedicated to raising funds for educational initiatives. The event emphasizes the importance of knowledge and education in elevating the kingdom's overall prosperity.</text:p>
        </text:list-item>
      </text:list>
      <text:list xml:id="list3421931070" text:style-name="L6">
        <text:list-item>
          <text:p text:style-name="P6"><text:span text:style-name="Strong_20_Emphasis">Spy Master's Web of Informants</text:span>: A powerful noble house employs a skilled spy master who maintains an extensive network of informants. Through espionage, they gather intelligence on rival houses' activities, uncovering their secrets and vulnerabilities. The house that skillfully leverages this information can gain the upper hand.</text:p>
        </text:list-item>
        <text:list-item>
          <text:p text:style-name="P6"><text:span text:style-name="Strong_20_Emphasis">Blackmail Through Love Letters</text:span>: A cunning noble from one house secretly woos and writes passionate love letters to a member of a rival house. When the letters are discovered, they become a potent tool for blackmail. The noble gains influence by exploiting the rival's vulnerability and threatening to expose the correspondence.</text:p>
        </text:list-item>
        <text:list-item>
          <text:p text:style-name="P6"><text:span text:style-name="Strong_20_Emphasis">Forgery of Land Deeds</text:span>: A rival noble house engages in forgery, subtly altering land deeds to lay claim to territory owned by another house. They may employ skilled forgers to craft convincing documents, hoping to seize valuable land without initiating a full-scale feud.</text:p>
        </text:list-item>
        <text:list-item>
          <text:p text:style-name="P6"><text:span text:style-name="Strong_20_Emphasis">Poisoned Wine at a Feast</text:span>: In an elaborate feast hosted by one noble house, a rival house discreetly poisons the wine. The poison is non-lethal but intended to weaken the host house's reputation and power, causing embarrassment and mistrust.</text:p>
        </text:list-item>
        <text:list-item>
          <text:p text:style-name="P6"><text:soft-page-break/><text:span text:style-name="Strong_20_Emphasis">Fabricated Prophecies and Divinations</text:span>: A noble house employs skilled magicians to forge prophecies and divinations that foretell doom for a rival house. These false predictions may create paranoia and internal strife, destabilizing the targeted house's leadership.</text:p>
        </text:list-item>
        <text:list-item>
          <text:p text:style-name="P6"><text:span text:style-name="Strong_20_Emphasis">Art Theft and Accusations</text:span>: A noble house orchestrates the theft of a priceless piece of art from a rival's estate. They then anonymously tip off the authorities, accusing the rival house of the theft, hoping to damage their reputation and provoke legal consequences.</text:p>
        </text:list-item>
        <text:list-item>
          <text:p text:style-name="P6"><text:span text:style-name="Strong_20_Emphasis">False Alliances and Double Agents</text:span>: Rival noble houses engage in complex political maneuvering by falsely feigning alliance and support while secretly working against one another. Double agents play a pivotal role in maintaining the deception, with the house that manages these alliances most effectively gaining the upper hand.</text:p>
        </text:list-item>
        <text:list-item>
          <text:p text:style-name="P6"><text:span text:style-name="Strong_20_Emphasis">Undermining Trade Agreements</text:span>: A noble house covertly undermines a trade agreement between a rival house and a foreign trading partner by spreading rumors, sabotaging shipments, or manipulating market prices. Weakening the rival's economic standing can lead to a power shift.</text:p>
        </text:list-item>
        <text:list-item>
          <text:p text:style-name="P6"><text:span text:style-name="Strong_20_Emphasis">Assassination Attempts and Disguises</text:span>: A noble house plots to assassinate a key member of a rival house. They employ skilled assassins who use disguises and subterfuge to infiltrate their target's entourage, posing as allies or servants. Success in eliminating the rival can significantly weaken their house.</text:p>
        </text:list-item>
        <text:list-item>
          <text:p text:style-name="P6"><text:span text:style-name="Strong_20_Emphasis">Forgery of Royal Decrees</text:span>: Rival noble houses engage in a subtle power struggle by forging royal decrees and orders that favor their interests. They aim to manipulate the kingdom's political landscape, seize power, or shift the balance of authority in their favor.</text:p>
        </text:list-item>
      </text:list>
      <text:list xml:id="list3548730147" text:style-name="L7">
        <text:list-item>
          <text:p text:style-name="P7"><text:span text:style-name="Strong_20_Emphasis">Cryptic Symbolic Messages</text:span>: Rival noble houses communicate secretly through cryptic symbols and hidden codes in their official correspondences, allowing them to exchange sensitive information while keeping their true intentions hidden.</text:p>
        </text:list-item>
        <text:list-item>
          <text:p text:style-name="P7"><text:span text:style-name="Strong_20_Emphasis">Clandestine Magical Duels</text:span>: Noble heirs from rival houses engage in covert magical duels to prove their mystical prowess and weaken each other's standing. These duels can include mind games, curses, and attempts to expose each other's vulnerabilities.</text:p>
        </text:list-item>
        <text:list-item>
          <text:p text:style-name="P7"><text:span text:style-name="Strong_20_Emphasis">Infiltration of Heir's Education</text:span>: One noble house clandestinely infiltrates the educational institution where the heir of a rival house is studying. The undercover agent attempts to manipulate the heir's education to promote their own interests and ideologies.</text:p>
        </text:list-item>
        <text:list-item>
          <text:p text:style-name="P7"><text:span text:style-name="Strong_20_Emphasis">Fictitious Family Lineage</text:span>: A rival noble house fabricates a false family lineage, claiming a prestigious ancestral connection to gain legitimacy and influence. They use subtle deception to establish this false lineage and advance their status.</text:p>
        </text:list-item>
        <text:list-item>
          <text:p text:style-name="P7"><text:span text:style-name="Strong_20_Emphasis">False Confessions of Treason</text:span>: A house secretly compels members of a rival house to make false confessions of treason through magical coercion. The aim is to undermine the rival's reputation and influence by implicating them in disloyal activities.</text:p>
        </text:list-item>
        <text:list-item>
          <text:p text:style-name="P7"><text:soft-page-break/><text:span text:style-name="Strong_20_Emphasis">Smear Campaign Through Anonymous Pamphlets</text:span>: An anonymous pamphleteer disseminates scandalous rumors and false stories about a rival noble house, undermining their credibility and causing public opinion to turn against them.</text:p>
        </text:list-item>
        <text:list-item>
          <text:p text:style-name="P7"><text:span text:style-name="Strong_20_Emphasis">Sabotage of Family Heirlooms</text:span>: Rival noble houses engage in covert operations to sabotage or deface cherished family heirlooms and relics. Such actions serve to insult and weaken the rival's connection to their heritage.</text:p>
        </text:list-item>
        <text:list-item>
          <text:p text:style-name="P7"><text:span text:style-name="Strong_20_Emphasis">Mysterious Deaths in Rival House</text:span>: A house orchestrates a series of mysterious deaths within a rival house, making it appear as accidents or natural occurrences. The aim is to reduce the rival house's leadership and destabilize its power.</text:p>
        </text:list-item>
        <text:list-item>
          <text:p text:style-name="P7"><text:span text:style-name="Strong_20_Emphasis">Forged Letters of Alliances</text:span>: One house secretly forges letters of alliance from another rival house to manipulate perceptions and elicit mistrust between the victimized house and its supposed allies.</text:p>
        </text:list-item>
        <text:list-item>
          <text:p text:style-name="P7"><text:span text:style-name="Strong_20_Emphasis">Assumed Identities and Covert Agents</text:span>: Rival houses employ agents who assume false identities and infiltrate the rival house's social circles. These agents work from within to manipulate decisions, sow discord, and collect crucial information for their employers.</text:p>
        </text:list-item>
      </text:list>
      <text:list xml:id="list3074049631" text:style-name="L8">
        <text:list-item>
          <text:p text:style-name="P8"><text:span text:style-name="Strong_20_Emphasis">Trade Alliance with Distant Lands</text:span>: A noble house brokers a lucrative trade alliance with a distant, exotic land known for its rare and valuable goods. This economic partnership not only enriches the noble house but also enhances the kingdom's reputation as a thriving trade hub.</text:p>
        </text:list-item>
        <text:list-item>
          <text:p text:style-name="P8"><text:span text:style-name="Strong_20_Emphasis">Artisan Guild Monopolies</text:span>: Rival noble houses vie for control of influential artisan guilds that specialize in crafting sought-after products. Gaining control of these guilds allows the houses to monopolize the production and trade of these highly profitable goods.</text:p>
        </text:list-item>
        <text:list-item>
          <text:p text:style-name="P8"><text:span text:style-name="Strong_20_Emphasis">Merchant Fleet Sabotage</text:span>: A noble house secretly sabotages the merchant fleet of a rival house, causing delays and losses in their trade routes. This maneuver aims to disrupt the rival's economic ventures and weaken their influence.</text:p>
        </text:list-item>
        <text:list-item>
          <text:p text:style-name="P8"><text:span text:style-name="Strong_20_Emphasis">Smuggling of Exotic Contraband</text:span>: A noble house covertly smuggles exotic contraband, such as rare spices, enchanted gems, or magical artifacts, through their trade network. This risky endeavor can bring immense profits, but exposure could lead to scandal or diplomatic incidents.</text:p>
        </text:list-item>
        <text:list-item>
          <text:p text:style-name="P8"><text:span text:style-name="Strong_20_Emphasis">Exploitation of Exclusive Resources</text:span>: A noble house exploits exclusive access to coveted resources, such as fertile lands, magical mineral deposits, or mystical forests, to create a lucrative trade monopoly. The control over these resources significantly bolsters their economic power.</text:p>
        </text:list-item>
        <text:list-item>
          <text:p text:style-name="P8"><text:span text:style-name="Strong_20_Emphasis">Manipulation of Currency Markets</text:span>: A noble house manipulates the currency markets by flooding them with counterfeit coins or secretly acquiring vast quantities of precious metals. These economic maneuvers can destabilize rival houses' finances and strengthen the manipulating house's wealth.</text:p>
        </text:list-item>
        <text:list-item>
          <text:p text:style-name="P8"><text:span text:style-name="Strong_20_Emphasis">Economic Espionage Through Spies</text:span>: Rival houses employ spies to infiltrate each other's trade operations, stealing valuable trade secrets, pricing strategies, and client lists. The house that gathers the most valuable economic intelligence gains a competitive edge.</text:p>
        </text:list-item>
        <text:list-item>
          <text:p text:style-name="P8"><text:soft-page-break/><text:span text:style-name="Strong_20_Emphasis">Sabotage of Rival Trade Negotiations</text:span>: One noble house covertly undermines trade negotiations between a rival house and a foreign nation by spreading false information, sabotaging meetings, or creating diplomatic incidents. This sabotage can disrupt the rival's trade partnerships and harm their economic interests.</text:p>
        </text:list-item>
        <text:list-item>
          <text:p text:style-name="P8"><text:span text:style-name="Strong_20_Emphasis">Silk Road Monopoly</text:span>: A noble house secures a monopoly over a portion of the Silk Road-like trade route, where rare and luxurious goods pass through. This economic control grants them substantial influence and wealth as they oversee the flow of valuable commodities.</text:p>
        </text:list-item>
        <text:list-item>
          <text:p text:style-name="P8"><text:span text:style-name="Strong_20_Emphasis">Economic Warfare Through Monopolies</text:span>: Rival noble houses engage in economic warfare by monopolizing critical industries like mining, agriculture, or textile production. The house that controls these industries can exert substantial economic pressure on its rivals, potentially forcing them to concede politically or financially.</text:p>
        </text:list-item>
      </text:list>
      <text:list xml:id="list4224469089" text:style-name="L9">
        <text:list-item>
          <text:p text:style-name="P9"><text:span text:style-name="Strong_20_Emphasis">Miraculous Apparition</text:span>: A religious icon or figure miraculously appears or weeps in a prominent temple, drawing pilgrims from across the kingdom. Religious zealots believe it's a divine sign and undertake pilgrimages, making offerings and seeking blessings, which may lead to increased donations and devotion to the temple.</text:p>
        </text:list-item>
        <text:list-item>
          <text:p text:style-name="P9"><text:span text:style-name="Strong_20_Emphasis">Prophesied Chosen One</text:span>: A prophecy foretells the arrival of a "Chosen One" who will save the kingdom from an impending calamity. The revelation sparks fervent belief, and people begin to zealously search for this prophesied figure, sometimes leading to misguided actions and even religious extremism.</text:p>
        </text:list-item>
        <text:list-item>
          <text:p text:style-name="P9"><text:span text:style-name="Strong_20_Emphasis">Religious Festival and Processions</text:span>: A grand religious festival and procession are held, with extravagant rituals and parades celebrating a deity or significant event. The fervor during these festivities can inspire heightened religious devotion, potentially leading to increased tithes, offerings, and religious service attendance.</text:p>
        </text:list-item>
        <text:list-item>
          <text:p text:style-name="P9"><text:span text:style-name="Strong_20_Emphasis">Religious Artifacts Discovery</text:span>: A cache of long-lost religious artifacts is uncovered, including relics, manuscripts, or holy artifacts. The belief that these items possess divine power inspires a surge of religious fervor, and people may act passionately to protect, possess, or revere these artifacts.</text:p>
        </text:list-item>
        <text:list-item>
          <text:p text:style-name="P9"><text:span text:style-name="Strong_20_Emphasis">Sacrificial Rite Controversy</text:span>: A noble house attempts to revive an ancient and controversial sacrificial rite in honor of a deity. This action ignites intense religious debate and zeal, as some support the revival while others vehemently oppose it, causing strife within the kingdom.</text:p>
        </text:list-item>
        <text:list-item>
          <text:p text:style-name="P9"><text:span text:style-name="Strong_20_Emphasis">Divine Oracle's Prophecy</text:span>: A revered oracle delivers a prophecy that deeply impacts the kingdom's future. Citizens zealously follow the oracle's guidance, sometimes making drastic life decisions and altering the course of the kingdom based on these prophecies.</text:p>
        </text:list-item>
        <text:list-item>
          <text:p text:style-name="P9"><text:span text:style-name="Strong_20_Emphasis">Religious Pilgrimage to Sacred Sites</text:span>: The kingdom's religious leaders endorse pilgrimages to sacred sites believed to possess healing or divine powers. Pilgrims embark on arduous journeys, inspired by their religious zeal, and sometimes leave behind their former lives in devotion to these sacred places.</text:p>
        </text:list-item>
        <text:list-item>
          <text:p text:style-name="P9"><text:soft-page-break/><text:span text:style-name="Strong_20_Emphasis">Religious Crusade for Conversion</text:span>: A call for a religious crusade to convert neighboring lands or "purify" heretical regions gains traction. Zealous believers embark on holy wars, seeking to spread their faith or eliminate perceived threats to their religion, which can lead to conflicts and political turmoil.</text:p>
        </text:list-item>
        <text:list-item>
          <text:p text:style-name="P9"><text:span text:style-name="Strong_20_Emphasis">Religious Revelation of Saints</text:span>: Reports of visions and revelations from saints or holy figures emerge, instigating religious fervor and inspiring acts of selflessness and devotion. Communities may establish shrines, adopt new practices, and deepen their commitment to the faith.</text:p>
        </text:list-item>
        <text:list-item>
          <text:p text:style-name="P9"><text:span text:style-name="Strong_20_Emphasis">Religious Inquisition and Witch Hunts</text:span>: A zealous religious authority begins an inquisition or witch hunt to purify the kingdom from perceived heresy. The fervor behind these pursuits can lead to persecution, mass hysteria, and a climate of fear and mistrust.</text:p>
        </text:list-item>
      </text:list>
      <text:list xml:id="list300232685" text:style-name="L10">
        <text:list-item>
          <text:p text:style-name="P10"><text:span text:style-name="Strong_20_Emphasis">Cult Leader's Deception</text:span>: An insidious cult leader manipulates the religious fervor of their followers to further their own power and agenda. They spread false doctrines, promising salvation or enlightenment, and use their followers to carry out dangerous and unlawful activities.</text:p>
        </text:list-item>
        <text:list-item>
          <text:p text:style-name="P10"><text:span text:style-name="Strong_20_Emphasis">False Miracle Manipulation</text:span>: A deceptive faction within a religious institution orchestrates fake miracles or divine manifestations to manipulate and control the religious zeal of the population. These false miracles are used to gain influence, divert resources, or justify oppressive actions.</text:p>
        </text:list-item>
        <text:list-item>
          <text:p text:style-name="P10"><text:span text:style-name="Strong_20_Emphasis">Shadowy Religious Extremist Group</text:span>: An underground extremist group exploits religious fervor to recruit and indoctrinate followers. Under the guise of religious devotion, they encourage acts of violence, terrorism, and subversion in pursuit of their own insidious goals.</text:p>
        </text:list-item>
        <text:list-item>
          <text:p text:style-name="P10"><text:span text:style-name="Strong_20_Emphasis">Religious Fanaticism Orchestrated by a Power Seeker</text:span>: A power-hungry individual within a religious hierarchy manipulates religious zeal to consolidate their own authority. They spread radical doctrines and use the fervor of their followers to enact political changes that serve their interests.</text:p>
        </text:list-item>
        <text:list-item>
          <text:p text:style-name="P10"><text:span text:style-name="Strong_20_Emphasis">Mysterious Cult Offering False Prophecies</text:span>: A secretive cult disseminates false prophecies and teachings, leading its followers to extreme actions. The cult uses religious fervor as a cover for criminal activities, such as extortion, smuggling, or political sabotage.</text:p>
        </text:list-item>
      </text:list>
      <text:list xml:id="list2520601266" text:style-name="L11">
        <text:list-item>
          <text:p text:style-name="P11"><text:span text:style-name="Strong_20_Emphasis">Religious Militancy</text:span>: The kingdom can radicalize its religious followers to form a militant religious army, using religious zeal as a tool for conquest and territorial expansion.</text:p>
        </text:list-item>
        <text:list-item>
          <text:p text:style-name="P11"><text:span text:style-name="Strong_20_Emphasis">Excommunication and Heresy Accusations</text:span>: The kingdom's religious leaders can excommunicate or accuse individuals and groups of heresy, thereby undermining their authority and seizing their assets or land.</text:p>
        </text:list-item>
        <text:list-item>
          <text:p text:style-name="P11"><text:span text:style-name="Strong_20_Emphasis">Theocratic Government</text:span>: The kingdom can establish a theocratic government where religious leaders hold significant political power, controlling the state and its institutions directly.</text:p>
        </text:list-item>
        <text:list-item>
          <text:p text:style-name="P11"><text:span text:style-name="Strong_20_Emphasis">Religious Taxation and Tithes</text:span>: The kingdom can impose heavy religious taxes and tithes on its citizens, accumulating substantial wealth that can be used to extend its influence.</text:p>
        </text:list-item>
        <text:list-item>
          <text:p text:style-name="P11"><text:soft-page-break/><text:span text:style-name="Strong_20_Emphasis">Inquisition and Religious Purges</text:span>: The kingdom can initiate inquisitions and religious purges, targeting those who oppose its religious authority, thereby consolidating its control and silencing dissent.</text:p>
        </text:list-item>
      </text:list>
      <text:list xml:id="list533457999" text:style-name="L12">
        <text:list-item>
          <text:p text:style-name="P12"><text:span text:style-name="Strong_20_Emphasis">Religious Pilgrimage for Peace</text:span>: Outcome: A large-scale religious pilgrimage is organized to promote peace and unity, drawing worshippers from diverse backgrounds. Effect: The kingdom witnesses strengthened bonds between its residents, reduced tensions, and an overall sense of shared purpose.</text:p>
        </text:list-item>
      </text:list>
      <text:list xml:id="list1281206182" text:style-name="L13">
        <text:list-item>
          <text:p text:style-name="P13"><text:span text:style-name="Strong_20_Emphasis">Religious Humanitarian Effort</text:span>: Outcome: A religious order initiates a major humanitarian effort, providing aid to the needy, caring for the sick, and supporting vulnerable communities. Effect: The kingdom sees improved living conditions for its citizens, a sense of compassion and charity, and a revitalized appreciation for the role of faith in promoting well-being.</text:p>
        </text:list-item>
      </text:list>
      <text:list xml:id="list2964931600" text:style-name="L14">
        <text:list-item>
          <text:p text:style-name="P14"><text:span text:style-name="Strong_20_Emphasis">Interfaith Collaboration on Environmental Conservation</text:span>: Outcome: Leaders of different faiths come together to address environmental concerns, working on initiatives to protect the kingdom's natural resources. Effect: The kingdom experiences a commitment to sustainable practices, a healthier environment, and a shared sense of responsibility for the world around them.</text:p>
        </text:list-item>
      </text:list>
      <text:p text:style-name="Standard">A noble revolt is put down in a kingdom, soldifying the political might of the kingdom and it's ruler.</text:p>
      <text:p text:style-name="Standard">This will also cause new laws to be put into place.</text:p>
      <text:p text:style-name="Standard"/>
      <text:p text:style-name="Standard">A statue of the ruling monarch is erected and a celebration is h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8T21:19:35.253000000</meta:creation-date>
    <dc:date>2023-10-28T21:37:12.970000000</dc:date>
    <meta:editing-duration>PT7M27S</meta:editing-duration>
    <meta:editing-cycles>1</meta:editing-cycles>
    <meta:document-statistic meta:table-count="0" meta:image-count="0" meta:object-count="0" meta:page-count="9" meta:paragraph-count="86" meta:word-count="3858" meta:character-count="26100" meta:non-whitespace-character-count="22411"/>
    <meta:generator>LibreOffice/6.1.5.2$Windows_X86_64 LibreOffice_project/90f8dcf33c87b3705e78202e3df5142b201bd805</meta:generator>
  </office:meta>
</office:document-meta>
</file>